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4d4fa" officeooo:paragraph-rsid="0014d4fa"/>
    </style:style>
    <style:style style:name="P2" style:family="paragraph" style:parent-style-name="Standard">
      <style:text-properties fo:language="es" fo:country="ES" officeooo:rsid="0014d4fa" officeooo:paragraph-rsid="001d43d1"/>
    </style:style>
    <style:style style:name="P3" style:family="paragraph" style:parent-style-name="Standard">
      <style:text-properties fo:language="es" fo:country="ES" officeooo:rsid="0014d4fa" officeooo:paragraph-rsid="00242df2"/>
    </style:style>
    <style:style style:name="P4" style:family="paragraph" style:parent-style-name="Standard">
      <style:text-properties fo:language="es" fo:country="ES" officeooo:rsid="0017c2b7" officeooo:paragraph-rsid="0017c2b7"/>
    </style:style>
    <style:style style:name="P5" style:family="paragraph" style:parent-style-name="Standard">
      <style:text-properties fo:language="es" fo:country="ES" officeooo:rsid="0018fb40" officeooo:paragraph-rsid="001a2227"/>
    </style:style>
    <style:style style:name="P6" style:family="paragraph" style:parent-style-name="Standard">
      <style:text-properties fo:language="es" fo:country="ES" officeooo:rsid="00242df2" officeooo:paragraph-rsid="00242df2"/>
    </style:style>
    <style:style style:name="P7" style:family="paragraph" style:parent-style-name="Standard">
      <style:text-properties style:text-position="0% 100%" fo:language="es" fo:country="ES" officeooo:rsid="001a2227" officeooo:paragraph-rsid="0018fb40"/>
    </style:style>
    <style:style style:name="P8" style:family="paragraph" style:parent-style-name="Standard">
      <style:text-properties style:text-position="0% 100%" style:font-name="Liberation Serif1" fo:language="es" fo:country="ES" officeooo:rsid="001ba054" officeooo:paragraph-rsid="001a2227" style:font-name-asian="Droid Sans Fallback" style:font-name-complex="Noto Sans Devanagari"/>
    </style:style>
    <style:style style:name="P9" style:family="paragraph" style:parent-style-name="Standard">
      <style:text-properties style:text-position="0% 100%" style:font-name="Liberation Serif1" fo:language="es" fo:country="ES" officeooo:rsid="001d43d1" officeooo:paragraph-rsid="001d43d1" style:font-name-asian="Droid Sans Fallback" style:font-name-complex="Noto Sans Devanagari"/>
    </style:style>
    <style:style style:name="P10" style:family="paragraph" style:parent-style-name="Standard" style:list-style-name="L1">
      <style:text-properties officeooo:paragraph-rsid="00242df2"/>
    </style:style>
    <style:style style:name="P11" style:family="paragraph" style:parent-style-name="Standard" style:list-style-name="L1">
      <style:text-properties officeooo:paragraph-rsid="00282934"/>
    </style:style>
    <style:style style:name="P12" style:family="paragraph" style:parent-style-name="Standard" style:list-style-name="L1">
      <style:text-properties officeooo:paragraph-rsid="002e659c"/>
    </style:style>
    <style:style style:name="P13" style:family="paragraph" style:parent-style-name="Standard" style:list-style-name="L1">
      <style:text-properties fo:language="es" fo:country="ES" officeooo:rsid="001372be" officeooo:paragraph-rsid="0014d4fa"/>
    </style:style>
    <style:style style:name="P14" style:family="paragraph" style:parent-style-name="Standard" style:list-style-name="L1">
      <style:text-properties fo:language="es" fo:country="ES" officeooo:rsid="0014d4fa" officeooo:paragraph-rsid="0014d4fa"/>
    </style:style>
    <style:style style:name="P15" style:family="paragraph" style:parent-style-name="Standard" style:list-style-name="L1">
      <style:text-properties fo:language="es" fo:country="ES" officeooo:rsid="0014d4fa" officeooo:paragraph-rsid="0017c2b7"/>
    </style:style>
    <style:style style:name="P16" style:family="paragraph" style:parent-style-name="Standard" style:list-style-name="L1">
      <style:text-properties fo:language="es" fo:country="ES" officeooo:rsid="0017c2b7" officeooo:paragraph-rsid="0017c2b7"/>
    </style:style>
    <style:style style:name="P17" style:family="paragraph" style:parent-style-name="Standard" style:list-style-name="L1">
      <style:text-properties fo:language="es" fo:country="ES" officeooo:rsid="0018fb40" officeooo:paragraph-rsid="001d43d1"/>
    </style:style>
    <style:style style:name="P18" style:family="paragraph" style:parent-style-name="Standard" style:list-style-name="L1">
      <style:text-properties fo:language="es" fo:country="ES" officeooo:rsid="00242df2" officeooo:paragraph-rsid="00242df2"/>
    </style:style>
    <style:style style:name="T1" style:family="text">
      <style:text-properties officeooo:rsid="001372be"/>
    </style:style>
    <style:style style:name="T2" style:family="text">
      <style:text-properties officeooo:rsid="0017c2b7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a2227"/>
    </style:style>
    <style:style style:name="T6" style:family="text">
      <style:text-properties style:text-position="0% 100%" style:font-name="Liberation Serif1" officeooo:rsid="001a2227" style:font-name-asian="Liberation Serif1" style:font-name-complex="Liberation Serif1"/>
    </style:style>
    <style:style style:name="T7" style:family="text">
      <style:text-properties style:text-position="0% 100%" style:font-name="Liberation Serif1" officeooo:rsid="001a2227" style:font-name-asian="Droid Sans Fallback" style:font-name-complex="Noto Sans Devanagari"/>
    </style:style>
    <style:style style:name="T8" style:family="text">
      <style:text-properties style:text-position="0% 100%" style:font-name="Liberation Serif1" officeooo:rsid="001ba054" style:font-name-asian="Droid Sans Fallback" style:font-name-complex="Noto Sans Devanagari"/>
    </style:style>
    <style:style style:name="T9" style:family="text">
      <style:text-properties style:text-position="0% 100%" style:font-name="Liberation Serif1" officeooo:rsid="001d43d1" style:font-name-asian="Droid Sans Fallback" style:font-name-complex="Noto Sans Devanagari"/>
    </style:style>
    <style:style style:name="T10" style:family="text">
      <style:text-properties style:text-position="0% 100%" style:font-name="Liberation Serif" officeooo:rsid="001a2227" style:font-name-asian="Droid Sans Fallback" style:font-name-complex="Noto Sans Devanagari"/>
    </style:style>
    <style:style style:name="T11" style:family="text">
      <style:text-properties style:font-name="Liberation Serif1" officeooo:rsid="001d43d1" style:font-name-asian="Liberation Serif1" style:font-name-complex="Liberation Serif1"/>
    </style:style>
    <style:style style:name="T12" style:family="text">
      <style:text-properties style:font-name="Liberation Serif" officeooo:rsid="001d43d1" style:font-name-asian="Droid Sans Fallback" style:font-name-complex="Noto Sans Devanagari"/>
    </style:style>
    <style:style style:name="T13" style:family="text">
      <style:text-properties style:text-position="sub 58%" style:font-name="Liberation Serif" officeooo:rsid="001a2227" style:font-name-asian="Droid Sans Fallback" style:font-name-complex="Noto Sans Devanagari"/>
    </style:style>
    <style:style style:name="T14" style:family="text">
      <style:text-properties style:text-position="sub 58%" style:font-name="Liberation Serif1" officeooo:rsid="001a2227" style:font-name-asian="Droid Sans Fallback" style:font-name-complex="Noto Sans Devanagari"/>
    </style:style>
    <style:style style:name="T15" style:family="text">
      <style:text-properties style:text-position="sub 58%" style:font-name="Liberation Serif1" officeooo:rsid="001d43d1" style:font-name-asian="Droid Sans Fallback" style:font-name-complex="Noto Sans Devanagari"/>
    </style:style>
    <style:style style:name="T16" style:family="text">
      <style:text-properties officeooo:rsid="001bb953"/>
    </style:style>
    <style:style style:name="T17" style:family="text">
      <style:text-properties officeooo:rsid="001d43d1"/>
    </style:style>
    <style:style style:name="T18" style:family="text">
      <style:text-properties fo:color="#000000" style:font-name="Liberation Serif" fo:background-color="#ffffff" loext:char-shading-value="0"/>
    </style:style>
    <style:style style:name="T19" style:family="text">
      <style:text-properties fo:color="#000000" style:font-name="Liberation Serif" officeooo:rsid="00242df2" fo:background-color="#ffffff" loext:char-shading-value="0"/>
    </style:style>
    <style:style style:name="T20" style:family="text">
      <style:text-properties fo:color="#000000" style:font-name="Liberation Serif" officeooo:rsid="00282934" fo:background-color="#ffffff" loext:char-shading-value="0"/>
    </style:style>
    <style:style style:name="T21" style:family="text">
      <style:text-properties fo:color="#000000" style:font-name="Liberation Serif" officeooo:rsid="002a23eb" fo:background-color="#ffffff" loext:char-shading-value="0"/>
    </style:style>
    <style:style style:name="T22" style:family="text">
      <style:text-properties fo:color="#000000" style:font-name="Liberation Serif" officeooo:rsid="002bb1e4" fo:background-color="#ffffff" loext:char-shading-value="0"/>
    </style:style>
    <style:style style:name="T23" style:family="text">
      <style:text-properties fo:color="#000000" style:font-name="Liberation Serif" officeooo:rsid="002d2cc6" fo:background-color="#ffffff" loext:char-shading-value="0"/>
    </style:style>
    <style:style style:name="T24" style:family="text">
      <style:text-properties style:font-name="monospace"/>
    </style:style>
    <style:style style:name="T25" style:family="text">
      <style:text-properties fo:language="es" fo:country="ES" officeooo:rsid="00242d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60159413" text:style-name="L1">
        <text:list-item>
          <text:p text:style-name="P13">El primer algoritmo escanea “n” elementos, guardandolos en el arreglo A[]. Luego escribe en cada posición de sum[] la suma de todos los elementos de A[], comenzando desde A[0], hasta la posición de sum[] correspondiente. Para ejemplificar:</text:p>
          <text:list>
            <text:list-item>
              <text:p text:style-name="P14">sum[0] = A[0]</text:p>
            </text:list-item>
            <text:list-item>
              <text:p text:style-name="P14">sum[1] = A[0] + A[1]</text:p>
            </text:list-item>
            <text:list-item>
              <text:p text:style-name="P14">sum[2] = A[0] + A[1] + A[2]</text:p>
            </text:list-item>
            <text:list-item>
              <text:p text:style-name="P15">sum[<text:span text:style-name="T2">3</text:span>] = A[0] + A[1] + A[2] <text:span text:style-name="T2">+ A[3]</text:span></text:p>
              <text:p text:style-name="P14"/>
            </text:list-item>
          </text:list>
          <text:p text:style-name="P14">El segundo algoritmo también <text:span text:style-name="T1">escanea “n” elementos, guardandolos en el arreglo A[]. </text:span>Esta vez inicializa sum[0], igualandolo a A[0]. <text:span text:style-name="T2">Luego calcula cada posicion subsiguiente posición de sum[] en base a la posición más la posición correspondiente en A[]. Para ejemplificar:</text:span></text:p>
          <text:list>
            <text:list-item text:start-value="1">
              <text:p text:style-name="P16">sum[0] = A[0]</text:p>
            </text:list-item>
            <text:list-item>
              <text:p text:style-name="P16">sum[1] = sum[0] + A[1]</text:p>
            </text:list-item>
            <text:list-item>
              <text:p text:style-name="P16">sum[2] = sum[1] + A[2]</text:p>
            </text:list-item>
            <text:list-item>
              <text:p text:style-name="P16">sum[3] = sum[2] + A[3]</text:p>
            </text:list-item>
          </text:list>
        </text:list-item>
      </text:list>
      <text:p text:style-name="P4"/>
      <text:p text:style-name="P4"/>
      <text:list xml:id="list152534197771821" text:continue-numbering="true" text:style-name="L1">
        <text:list-item>
          <text:p text:style-name="P17">Primer algoritmo:</text:p>
          <text:list>
            <text:list-header>
              <text:p text:style-name="P17">Numero aproximado de pasos: n * (n+1) / 2 = (n<text:span text:style-name="T3">2 </text:span><text:span text:style-name="T4">+ n) * ½</text:span></text:p>
            </text:list-header>
          </text:list>
        </text:list-item>
      </text:list>
      <text:p text:style-name="P7"><text:tab/><text:tab/>Esto cumple con:</text:p>
      <text:p text:style-name="P5"><text:span text:style-name="T5"><text:tab/><text:tab/>|</text:span><text:span text:style-name="T4">(n</text:span><text:span text:style-name="T3">2 </text:span><text:span text:style-name="T4">+ n) * ½</text:span><text:span text:style-name="T5">| </text:span><text:span text:style-name="T6">≤</text:span><text:span text:style-name="T10"> </text:span><text:span text:style-name="T7">α</text:span><text:span text:style-name="T10"> * n² , <text:s/>para todo n &gt; n</text:span><text:span text:style-name="T13">0</text:span><text:span text:style-name="T10">, <text:s/>con <text:s/></text:span><text:span text:style-name="T7">α = 2 y n</text:span><text:span text:style-name="T14">0</text:span><text:span text:style-name="T7"> = </text:span><text:span text:style-name="T8">1</text:span></text:p>
      <text:p text:style-name="P5"><text:span text:style-name="T8"><text:tab/><text:tab/></text:span><text:span text:style-name="T9">Por lo tanto, la complejidad del algoritmo es de O(n²).</text:span></text:p>
      <text:p text:style-name="P8"><text:tab/><text:tab/></text:p>
      <text:p text:style-name="P1"><text:tab/><text:span text:style-name="T16">Segundo algoritmo:</text:span></text:p>
      <text:p text:style-name="P1"><text:tab/><text:tab/><text:span text:style-name="T17">Numero aproximado de pasos: 3n</text:span></text:p>
      <text:p text:style-name="P1"><text:tab/><text:tab/><text:span text:style-name="T17">Esto cumple con:</text:span></text:p>
      <text:p text:style-name="P2"><text:tab/><text:tab/><text:span text:style-name="T17">|3n| </text:span><text:span text:style-name="T11">≤</text:span><text:span text:style-name="T12"> <text:s/></text:span><text:span text:style-name="T7">α * </text:span><text:span text:style-name="T9">n , para todo n &gt; n</text:span><text:span text:style-name="T15">0</text:span><text:span text:style-name="T9"> , con <text:s/></text:span><text:span text:style-name="T7">α </text:span><text:span text:style-name="T9">= 3 y n</text:span><text:span text:style-name="T15">0</text:span><text:span text:style-name="T9"> = 0</text:span></text:p>
      <text:p text:style-name="P9"><text:tab/><text:tab/>Por lo tanto, la complejidad del algoritmo es de O(n).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/text:p>
      <text:list xml:id="list152533494383907" text:continue-numbering="true" text:style-name="L1">
        <text:list-item>
          <text:p text:style-name="P18">Codigo adjuntado.</text:p>
        </text:list-item>
      </text:list>
      <text:p text:style-name="P6"/>
      <text:p text:style-name="P6"/>
      <text:list xml:id="list152535334636173" text:continue-numbering="true" text:style-name="L1">
        <text:list-item>
          <text:p text:style-name="P18">Tiempos:</text:p>
          <text:list>
            <text:list-item>
              <text:p text:style-name="P18">n = 100:</text:p>
              <text:list>
                <text:list-item>
                  <text:p text:style-name="P10"><text:span text:style-name="T25">Lineal: </text:span><text:span text:style-name="T18">0.0000011300 </text:span><text:span text:style-name="T19">s</text:span></text:p>
                </text:list-item>
                <text:list-item>
                  <text:p text:style-name="P11"><text:span text:style-name="T19">Binaria: 0.0000002000 </text:span><text:span text:style-name="T20">s</text:span></text:p>
                  <text:p text:style-name="P11"><text:span text:style-name="T20"/></text:p>
                </text:list-item>
              </text:list>
            </text:list-item>
            <text:list-item>
              <text:p text:style-name="P11"><text:span text:style-name="T20">n = 1000:</text:span></text:p>
              <text:list>
                <text:list-item>
                  <text:p text:style-name="P11"><text:span text:style-name="T20">Lineal: 0.0000097200 s</text:span></text:p>
                </text:list-item>
                <text:list-item>
                  <text:p text:style-name="P11"><text:span text:style-name="T20">Binaria: 0.0000002700 s</text:span></text:p>
                  <text:p text:style-name="P11"><text:span text:style-name="T20"/></text:p>
                </text:list-item>
              </text:list>
            </text:list-item>
            <text:list-item>
              <text:p text:style-name="P11"><text:span text:style-name="T20">n = 10000:</text:span></text:p>
              <text:list>
                <text:list-item>
                  <text:p text:style-name="P11"><text:span text:style-name="T20">Lineal: 0.0000980300 s</text:span></text:p>
                </text:list-item>
                <text:list-item>
                  <text:p text:style-name="P11"><text:span text:style-name="T20">Binaria: 0.0000004300 s</text:span></text:p>
                  <text:p text:style-name="P11"><text:span text:style-name="T20"/></text:p>
                </text:list-item>
              </text:list>
            </text:list-item>
            <text:list-item>
              <text:p text:style-name="P11"><text:span text:style-name="T20">n = 100000:</text:span></text:p>
              <text:list>
                <text:list-item>
                  <text:p text:style-name="P11"><text:span text:style-name="T20">Lineal: 0.0004519700 </text:span><text:span text:style-name="T21">s</text:span></text:p>
                </text:list-item>
                <text:list-item>
                  <text:p text:style-name="P11"><text:span text:style-name="T20">Binaria: 0.0000001600 </text:span><text:span text:style-name="T21">s</text:span></text:p>
                  <text:p text:style-name="P11"><text:span text:style-name="T20"/></text:p>
                </text:list-item>
              </text:list>
            </text:list-item>
            <text:list-item>
              <text:p text:style-name="P11"><text:span text:style-name="T20">n = 1000000:</text:span></text:p>
              <text:list>
                <text:list-item>
                  <text:p text:style-name="P11"><text:span text:style-name="T20">Lineal: 0.0040031300 </text:span><text:span text:style-name="T21">s</text:span></text:p>
                </text:list-item>
                <text:list-item>
                  <text:p text:style-name="P11"><text:span text:style-name="T20">Binaria: <text:s/>0.0000002000 </text:span><text:span text:style-name="T21">s</text:span></text:p>
                  <text:p text:style-name="P11"><text:span text:style-name="T20"/></text:p>
                </text:list-item>
              </text:list>
            </text:list-item>
            <text:list-item>
              <text:p text:style-name="P11"><text:span text:style-name="T20">n = 10000000:</text:span></text:p>
              <text:list>
                <text:list-item>
                  <text:p text:style-name="P11"><text:span text:style-name="T20">Lineal: 0.0395744500 </text:span><text:span text:style-name="T22">s</text:span></text:p>
                </text:list-item>
                <text:list-item>
                  <text:p text:style-name="P11"><text:span text:style-name="T20">Binaria: 0.0000002200 </text:span><text:span text:style-name="T22">s</text:span></text:p>
                  <text:p text:style-name="P11"><text:span text:style-name="T20"/></text:p>
                </text:list-item>
              </text:list>
            </text:list-item>
            <text:list-item>
              <text:p text:style-name="P11"><text:span text:style-name="T20">n = 100000000:</text:span></text:p>
              <text:list>
                <text:list-item>
                  <text:p text:style-name="P11"><text:span text:style-name="T20">Lineal: 0.3938407400 </text:span><text:span text:style-name="T23">s</text:span></text:p>
                </text:list-item>
                <text:list-item>
                  <text:p text:style-name="P12"><text:span text:style-name="T20">Binaria: 0.0000002700 </text:span><text:span text:style-name="T23">s</text:span></text:p>
                  <text:p text:style-name="P12"><text:span text:style-name="T23"/></text:p>
                </text:list-item>
              </text:list>
            </text:list-item>
          </text:list>
          <text:p text:style-name="P12"><text:span text:style-name="T23"/></text:p>
        </text:list-item>
        <text:list-item>
          <text:p text:style-name="P12"><text:span text:style-name="T19"><text:line-break/></text:span><text:span text:style-name="T24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21:42.358366687</meta:creation-date>
    <dc:date>2019-04-04T15:25:33.118257875</dc:date>
    <meta:editing-duration>PT58M57S</meta:editing-duration>
    <meta:editing-cycles>16</meta:editing-cycles>
    <meta:generator>LibreOffice/6.2.2.2$Linux_X86_64 LibreOffice_project/20$Build-2</meta:generator>
    <meta:document-statistic meta:table-count="0" meta:image-count="0" meta:object-count="0" meta:page-count="2" meta:paragraph-count="46" meta:word-count="316" meta:character-count="1586" meta:non-whitespace-character-count="1324"/>
  </office:meta>
</office:document-meta>
</file>